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19.08mm"/>
    </style:style>
    <style:style style:name="co3" style:family="table-column">
      <style:table-column-properties fo:break-before="auto" style:column-width="155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nk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Privatizing Povery</text:p>
          </table:table-cell>
          <table:table-cell office:value-type="string" calcext:value-type="string">
            <text:p>https://thebaffler.com/salvos/privatizing-poverty-phillips-fe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Bookdown Contest</text:p>
          </table:table-cell>
          <table:table-cell office:value-type="string" calcext:value-type="string">
            <text:p>https://community.rstudio.com/tags/bookdown-contes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Brute Force Incognito Browsing</text:p>
          </table:table-cell>
          <table:table-cell office:value-type="string" calcext:value-type="string">
            <text:p><text:a xlink:href="https://nullprogram.com/blog/2018/09/06/" xlink:type="simple">https://nullprogram.com/blog/2018/09/06/</text:a>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o Watch</text:p>
          </table:table-cell>
          <table:table-cell office:value-type="string" calcext:value-type="string">
            <text:p>Onora O'Neill: What we don't understand about trust</text:p>
          </table:table-cell>
          <table:table-cell office:value-type="string" calcext:value-type="string">
            <text:p><text:a xlink:href="https://www.ted.com/talks/onora_o_neill_what_we_don_t_understand_about_trust" xlink:type="simple">https://www.ted.com/talks/onora_o_neill_what_we_don_t_understand_about_trust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Reading with a Pencil</text:p>
          </table:table-cell>
          <table:table-cell office:value-type="string" calcext:value-type="string">
            <text:p>https://austinkleon.com/2018/08/30/reading-with-a-pencil/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On the Phenomenon of Bullshit Jobs: A Work Rant by David Graeber</text:p>
          </table:table-cell>
          <table:table-cell office:value-type="string" calcext:value-type="string">
            <text:p><text:a xlink:href="http://www.strikemag.org/bullshit-jobs/" xlink:type="simple">http://www.strikemag.org/bullshit-jobs/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How to beat LinkedIn: The Game</text:p>
          </table:table-cell>
          <table:table-cell office:value-type="string" calcext:value-type="string">
            <text:p>https://theoutline.com/post/5495/how-to-beat-linked-in-the-gam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Introduction to text manipulation on UNIX-based systems</text:p>
          </table:table-cell>
          <table:table-cell office:value-type="string" calcext:value-type="string">
            <text:p>https://www.ibm.com/developerworks/aix/library/au-unixtext/index.htm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Donald Knuth versus Email</text:p>
          </table:table-cell>
          <table:table-cell office:value-type="string" calcext:value-type="string">
            <text:p>https://www-cs-faculty.stanford.edu/~knuth/email.html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rchive – Video</text:p>
          </table:table-cell>
          <table:table-cell office:value-type="string" calcext:value-type="string">
            <text:p>Onora O'Neill: What we don't understand about trust</text:p>
          </table:table-cell>
          <table:table-cell office:value-type="string" calcext:value-type="string">
            <text:p><text:a xlink:href="https://www.ted.com/talks/onora_o_neill_what_we_don_t_understand_about_trust" xlink:type="simple">https://www.ted.com/talks/onora_o_neill_what_we_don_t_understand_about_trust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aghir on Medium</text:p>
          </table:table-cell>
          <table:table-cell office:value-type="string" calcext:value-type="string">
            <text:p>https://medium.com/saghirb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links.A1:links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5:23:15.432804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5:25:19.075528801</dc:date>
    <meta:editing-duration>PT22M25S</meta:editing-duration>
    <meta:editing-cycles>19</meta:editing-cycles>
    <meta:generator>LibreOffice/5.2.7.2$Linux_X86_64 LibreOffice_project/20m0$Build-2</meta:generator>
    <meta:document-statistic meta:table-count="1" meta:cell-count="48" meta:object-count="0"/>
  </office:meta>
</office:document-meta>
</file>